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3638D"/>
    </style:style>
    <style:style style:name="ce5" style:family="table-cell" style:parent-style-name="Default" style:data-style-name="N0">
      <style:table-cell-properties fo:background-color="#007FB6"/>
    </style:style>
    <style:style style:name="ce6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#03638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3638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#007FB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7FB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i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TEAM</text:p>
          </table:table-cell>
          <table:table-cell office:value-type="string" table:style-name="ce3">
            <text:p>STF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6">
            <text:p>Sean Ryan</text:p>
          </table:table-cell>
          <table:table-cell table:style-name="ce4"/>
          <table:table-cell office:value-type="string" table:style-name="ce6">
            <text:p>Alex Darwin</text:p>
          </table:table-cell>
          <table:table-cell table:style-name="ce4"/>
          <table:table-cell office:value-type="string" table:style-name="ce6">
            <text:p>Ben Johnson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" table:formula="of:=SUM([Sean_Ryan.J4])" table:style-name="ce6">
            <text:p>1</text:p>
          </table:table-cell>
          <table:table-cell table:style-name="ce4"/>
          <table:table-cell office:value-type="float" office:value="1" table:formula="of:=SUM([Alex_Darwin.J4])" table:style-name="ce6">
            <text:p>1</text:p>
          </table:table-cell>
          <table:table-cell table:style-name="ce4"/>
          <table:table-cell office:value-type="float" office:value="35" table:formula="of:=VALUE([Ben_Johnson.J4])" table:style-name="ce6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2" table:formula="of:=SUM([Sean_Ryan.J7])" table:style-name="ce6">
            <text:p>2</text:p>
          </table:table-cell>
          <table:table-cell table:style-name="ce4"/>
          <table:table-cell office:value-type="float" office:value="1" table:formula="of:=SUM([Alex_Darwin.J7])" table:style-name="ce6">
            <text:p>1</text:p>
          </table:table-cell>
          <table:table-cell table:style-name="ce4"/>
          <table:table-cell office:value-type="float" office:value="33" table:formula="of:=SUM([Ben_Johnson.J7])" table:style-name="ce6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3" table:formula="of:=SUM([Sean_Ryan.J10])" table:style-name="ce6">
            <text:p>3</text:p>
          </table:table-cell>
          <table:table-cell table:style-name="ce4"/>
          <table:table-cell office:value-type="float" office:value="4" table:formula="of:=SUM([Alex_Darwin.J10])" table:style-name="ce6">
            <text:p>4</text:p>
          </table:table-cell>
          <table:table-cell table:style-name="ce4"/>
          <table:table-cell office:value-type="float" office:value="24" table:formula="of:=SUM([Ben_Johnson.J10])" table:style-name="ce6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0" table:formula="of:=SUM([Sean_Ryan.J13])" table:style-name="ce6">
            <text:p>0</text:p>
          </table:table-cell>
          <table:table-cell table:style-name="ce4"/>
          <table:table-cell office:value-type="float" office:value="0" table:formula="of:=SUM([Alex_Darwin.J13])" table:style-name="ce6">
            <text:p>0</text:p>
          </table:table-cell>
          <table:table-cell table:style-name="ce4"/>
          <table:table-cell office:value-type="float" office:value="23" table:formula="of:=SUM([Ben_Johnson.J13])" table:style-name="ce6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0" table:formula="of:=SUM([Sean_Ryan.J16])" table:style-name="ce6">
            <text:p>0</text:p>
          </table:table-cell>
          <table:table-cell table:style-name="ce4"/>
          <table:table-cell office:value-type="float" office:value="0" table:formula="of:=SUM([Alex_Darwin.J16])" table:style-name="ce6">
            <text:p>0</text:p>
          </table:table-cell>
          <table:table-cell table:style-name="ce4"/>
          <table:table-cell office:value-type="float" office:value="0" table:formula="of:=SUM([Ben_Johnson.J16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0" table:formula="of:=SUM([Sean_Ryan.J19])" table:style-name="ce6">
            <text:p>0</text:p>
          </table:table-cell>
          <table:table-cell table:style-name="ce4"/>
          <table:table-cell office:value-type="float" office:value="0" table:formula="of:=SUM([Alex_Darwin.J19])" table:style-name="ce6">
            <text:p>0</text:p>
          </table:table-cell>
          <table:table-cell table:style-name="ce4"/>
          <table:table-cell office:value-type="float" office:value="0" table:formula="of:=SUM([Ben_Johnson.J19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0" table:formula="of:=SUM([Sean_Ryan.J22])" table:style-name="ce6">
            <text:p>0</text:p>
          </table:table-cell>
          <table:table-cell table:style-name="ce4"/>
          <table:table-cell office:value-type="float" office:value="0" table:formula="of:=SUM([Alex_Darwin.J22])" table:style-name="ce6">
            <text:p>0</text:p>
          </table:table-cell>
          <table:table-cell table:style-name="ce4"/>
          <table:table-cell office:value-type="float" office:value="0" table:formula="of:=SUM([Ben_Johnson.J22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0" table:formula="of:=SUM([Sean_Ryan.J25])" table:style-name="ce6">
            <text:p>0</text:p>
          </table:table-cell>
          <table:table-cell table:style-name="ce4"/>
          <table:table-cell office:value-type="float" office:value="0" table:formula="of:=SUM([Alex_Darwin.J25])" table:style-name="ce6">
            <text:p>0</text:p>
          </table:table-cell>
          <table:table-cell table:style-name="ce4"/>
          <table:table-cell office:value-type="float" office:value="0" table:formula="of:=SUM([Ben_Johnson.J25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9</text:p>
          </table:table-cell>
          <table:table-cell office:value-type="float" office:value="0" table:formula="of:=SUM([Sean_Ryan.J28])" table:style-name="ce6">
            <text:p>0</text:p>
          </table:table-cell>
          <table:table-cell table:style-name="ce4"/>
          <table:table-cell office:value-type="float" office:value="0" table:formula="of:=SUM([Alex_Darwin.J28])" table:style-name="ce6">
            <text:p>0</text:p>
          </table:table-cell>
          <table:table-cell table:style-name="ce4"/>
          <table:table-cell office:value-type="float" office:value="0" table:formula="of:=SUM([Ben_Johnson.J28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0</text:p>
          </table:table-cell>
          <table:table-cell office:value-type="float" office:value="0" table:formula="of:=SUM([Sean_Ryan.J31])" table:style-name="ce6">
            <text:p>0</text:p>
          </table:table-cell>
          <table:table-cell table:style-name="ce4"/>
          <table:table-cell office:value-type="float" office:value="0" table:formula="of:=SUM([Alex_Darwin.J31])" table:style-name="ce6">
            <text:p>0</text:p>
          </table:table-cell>
          <table:table-cell table:style-name="ce4"/>
          <table:table-cell office:value-type="float" office:value="0" table:formula="of:=SUM([Ben_Johnson.J31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1</text:p>
          </table:table-cell>
          <table:table-cell office:value-type="float" office:value="0" table:formula="of:=SUM([Sean_Ryan.J34])" table:style-name="ce6">
            <text:p>0</text:p>
          </table:table-cell>
          <table:table-cell table:style-name="ce4"/>
          <table:table-cell office:value-type="float" office:value="0" table:formula="of:=SUM([Alex_Darwin.J34])" table:style-name="ce6">
            <text:p>0</text:p>
          </table:table-cell>
          <table:table-cell table:style-name="ce4"/>
          <table:table-cell office:value-type="float" office:value="0" table:formula="of:=SUM([Ben_Johnson.J34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2</text:p>
          </table:table-cell>
          <table:table-cell office:value-type="float" office:value="0" table:formula="of:=SUM([Sean_Ryan.J37])" table:style-name="ce6">
            <text:p>0</text:p>
          </table:table-cell>
          <table:table-cell table:style-name="ce4"/>
          <table:table-cell office:value-type="float" office:value="0" table:formula="of:=SUM([Alex_Darwin.J37])" table:style-name="ce6">
            <text:p>0</text:p>
          </table:table-cell>
          <table:table-cell table:style-name="ce4"/>
          <table:table-cell office:value-type="float" office:value="0" table:formula="of:=SUM([Ben_Johnson.J37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3</text:p>
          </table:table-cell>
          <table:table-cell office:value-type="float" office:value="0" table:formula="of:=SUM([Sean_Ryan.J40])" table:style-name="ce6">
            <text:p>0</text:p>
          </table:table-cell>
          <table:table-cell table:style-name="ce4"/>
          <table:table-cell office:value-type="float" office:value="0" table:formula="of:=SUM([Alex_Darwin.J40])" table:style-name="ce6">
            <text:p>0</text:p>
          </table:table-cell>
          <table:table-cell table:style-name="ce4"/>
          <table:table-cell office:value-type="float" office:value="0" table:formula="of:=SUM([Ben_Johnson.J40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6" table:formula="of:=SUM([.B4:.B16])" table:style-name="ce6">
            <text:p>6</text:p>
          </table:table-cell>
          <table:table-cell table:style-name="ce4"/>
          <table:table-cell office:value-type="float" office:value="6" table:formula="of:=SUM([.D4:.D16])" table:style-name="ce6">
            <text:p>6</text:p>
          </table:table-cell>
          <table:table-cell table:style-name="ce4"/>
          <table:table-cell office:value-type="float" office:value="115" table:formula="of:=SUM([.F4:.F16])" table:style-name="ce6">
            <text:p>115</text:p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7"/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Ben_Johnson" table:style-name="ta1"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BEN JOHNSO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3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" table:formula="of:=SUM([.C4:.I4])" table:style-name="ce2">
            <text:p>3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" table:formula="of:=SUM([.C7:.I7])" table:style-name="ce3">
            <text:p>3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" table:formula="of:=SUM([.C10:.I10])" table:style-name="ce2">
            <text:p>2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office:value-type="float" office:value="23" table:formula="of:=SUM([.C13:.I13])" table:style-name="ce3">
            <text:p>2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0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  <table:table table:name="Sean_Ryan" table:style-name="ta1">
        <table:table-column table:style-name="co9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SEAN RYA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5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formula="of:=SUM([.C4:.I4])" table:style-name="ce2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5">
          <table:table-cell table:style-name="ce4"/>
          <table:table-cell office:value-type="string" table:style-name="ce3">
            <text:p>HOU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SUM([.C7:.I7])" table:style-name="ce3">
            <text:p>2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6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formula="of:=SUM([.C10:.I10])" table:style-name="ce2">
            <text:p>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3:.I13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0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  <table:table table:name="Alex_Darwin" table:style-name="ta1">
        <table:table-column table:style-name="co11" table:default-cell-style-name="ce1"/>
        <table:table-column table:style-name="co5" table:number-columns-repeated="3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ALEX DARWI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formula="of:=SUM([.C4:.I4])" table:style-name="ce2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SUM([.C7:.I7])" table:style-name="ce3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formula="of:=SUM([.C10:.I10])" table:style-name="ce2">
            <text:p>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3:.I13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0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0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udent</dc:creator>
    <meta:creation-date>2009-04-16T11:32:48Z</meta:creation-date>
    <dc:date>2018-04-05T19:43:57Z</dc:date>
    <meta:editing-cycles>5</meta:editing-cycles>
    <meta:editing-duration>PT705S</meta:editing-duration>
    <meta:user-defined meta:name="Info 1"/>
    <meta:user-defined meta:name="Info 2"/>
    <meta:user-defined meta:name="Info 3"/>
    <meta:user-defined meta:name="Info 4"/>
  </office:meta>
</office:document-meta>
</file>